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Standard" style:list-style-name="LFO3" style:family="paragraph">
      <style:text-properties fo:font-weight="bold" style:font-weight-asian="bold" style:font-weight-complex="bold"/>
    </style:style>
    <style:style style:name="P3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list-style-name="LFO4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list-style-name="LFO5" style:family="paragraph">
      <style:text-properties fo:font-weight="bold" style:font-weight-asian="bold" style:font-weight-complex="bold"/>
    </style:style>
    <style:style style:name="P42" style:parent-style-name="Standard" style:list-style-name="LFO5" style:family="paragraph">
      <style:text-properties fo:font-weight="bold" style:font-weight-asian="bold" style:font-weight-complex="bold"/>
    </style:style>
    <style:style style:name="P43" style:parent-style-name="Standard" style:list-style-name="LFO5" style:family="paragraph">
      <style:text-properties fo:font-weight="bold" style:font-weight-asian="bold" style:font-weight-complex="bold"/>
    </style:style>
    <style:style style:name="P44" style:parent-style-name="Standard" style:list-style-name="LFO5" style:family="paragraph">
      <style:text-properties fo:font-weight="bold" style:font-weight-asian="bold" style:font-weight-complex="bold"/>
    </style:style>
    <style:style style:name="P45" style:parent-style-name="Standard" style:list-style-name="LFO5" style:family="paragraph">
      <style:text-properties fo:font-weight="bold" style:font-weight-asian="bold" style:font-weight-complex="bold"/>
    </style:style>
    <style:style style:name="P46" style:parent-style-name="Standard" style:list-style-name="LFO5" style:family="paragraph">
      <style:text-properties fo:font-weight="bold" style:font-weight-asian="bold" style:font-weight-complex="bold"/>
    </style:style>
    <style:style style:name="P47" style:parent-style-name="Standard" style:list-style-name="LFO5" style:family="paragraph">
      <style:text-properties fo:font-weight="bold" style:font-weight-asian="bold" style:font-weight-complex="bold"/>
    </style:style>
    <style:style style:name="P48" style:parent-style-name="Standard" style:list-style-name="LFO4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list-style-name="LFO6" style:family="paragraph">
      <style:text-properties fo:font-weight="bold" style:font-weight-asian="bold" style:font-weight-complex="bold"/>
    </style:style>
    <style:style style:name="P51" style:parent-style-name="Standard" style:list-style-name="LFO6" style:family="paragraph">
      <style:text-properties fo:font-weight="bold" style:font-weight-asian="bold" style:font-weight-complex="bold"/>
    </style:style>
    <style:style style:name="P52" style:parent-style-name="Standard" style:list-style-name="LFO6" style:family="paragraph">
      <style:text-properties fo:font-weight="bold" style:font-weight-asian="bold" style:font-weight-complex="bold"/>
    </style:style>
    <style:style style:name="P53" style:parent-style-name="Standard" style:list-style-name="LFO6" style:family="paragraph">
      <style:text-properties fo:font-weight="bold" style:font-weight-asian="bold" style:font-weight-complex="bold"/>
    </style:style>
    <style:style style:name="P54" style:parent-style-name="Standard" style:list-style-name="LFO6" style:family="paragraph">
      <style:text-properties fo:font-weight="bold" style:font-weight-asian="bold" style:font-weight-complex="bold"/>
    </style:style>
    <style:style style:name="P55" style:parent-style-name="Standard" style:list-style-name="LFO6" style:family="paragraph">
      <style:text-properties fo:font-weight="bold" style:font-weight-asian="bold" style:font-weight-complex="bold"/>
    </style:style>
    <style:style style:name="P56" style:parent-style-name="Standard" style:list-style-name="LFO6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list-style-name="LFO4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list-style-name="LFO7" style:family="paragraph">
      <style:text-properties fo:font-weight="bold" style:font-weight-asian="bold" style:font-weight-complex="bold"/>
    </style:style>
    <style:style style:name="P64" style:parent-style-name="Standard" style:list-style-name="LFO7" style:family="paragraph">
      <style:text-properties fo:font-weight="bold" style:font-weight-asian="bold" style:font-weight-complex="bold"/>
    </style:style>
    <style:style style:name="P65" style:parent-style-name="Standard" style:list-style-name="LFO7" style:family="paragraph">
      <style:text-properties fo:font-weight="bold" style:font-weight-asian="bold" style:font-weight-complex="bold"/>
    </style:style>
    <style:style style:name="P66" style:parent-style-name="Standard" style:list-style-name="LFO7" style:family="paragraph">
      <style:text-properties fo:font-weight="bold" style:font-weight-asian="bold" style:font-weight-complex="bold"/>
    </style:style>
    <style:style style:name="P67" style:parent-style-name="Standard" style:list-style-name="LFO7" style:family="paragraph">
      <style:text-properties fo:font-weight="bold" style:font-weight-asian="bold" style:font-weight-complex="bold"/>
    </style:style>
    <style:style style:name="P68" style:parent-style-name="Standard" style:list-style-name="LFO7" style:family="paragraph"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70" style:parent-style-name="Standard" style:list-style-name="LFO4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list-style-name="LFO8" style:family="paragraph">
      <style:text-properties fo:font-weight="bold" style:font-weight-asian="bold" style:font-weight-complex="bold"/>
    </style:style>
    <style:style style:name="P73" style:parent-style-name="Standard" style:list-style-name="LFO8" style:family="paragraph">
      <style:text-properties fo:font-weight="bold" style:font-weight-asian="bold" style:font-weight-complex="bold"/>
    </style:style>
    <style:style style:name="P74" style:parent-style-name="Standard" style:list-style-name="LFO8" style:family="paragraph">
      <style:text-properties fo:font-weight="bold" style:font-weight-asian="bold" style:font-weight-complex="bold"/>
    </style:style>
    <style:style style:name="P75" style:parent-style-name="Standard" style:list-style-name="LFO8" style:family="paragraph">
      <style:text-properties fo:font-weight="bold" style:font-weight-asian="bold" style:font-weight-complex="bold"/>
    </style:style>
    <style:style style:name="P76" style:parent-style-name="Standard" style:list-style-name="LFO8" style:family="paragraph">
      <style:text-properties fo:font-weight="bold" style:font-weight-asian="bold" style:font-weight-complex="bold"/>
    </style:style>
    <style:style style:name="P77" style:parent-style-name="Standard" style:list-style-name="LFO8" style:family="paragraph">
      <style:text-properties fo:font-weight="bold" style:font-weight-asian="bold" style:font-weight-complex="bold"/>
    </style:style>
    <style:style style:name="P78" style:parent-style-name="Standard" style:list-style-name="LFO8" style:family="paragraph">
      <style:text-properties fo:font-weight="bold" style:font-weight-asian="bold" style:font-weight-complex="bold"/>
    </style:style>
    <style:style style:name="P79" style:parent-style-name="Standard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80" style:parent-style-name="Standard" style:list-style-name="LFO4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list-style-name="LFO9" style:family="paragraph">
      <style:text-properties fo:font-weight="bold" style:font-weight-asian="bold" style:font-weight-complex="bold"/>
    </style:style>
    <style:style style:name="P83" style:parent-style-name="Standard" style:list-style-name="LFO9" style:family="paragraph">
      <style:text-properties fo:font-weight="bold" style:font-weight-asian="bold" style:font-weight-complex="bold"/>
    </style:style>
    <style:style style:name="P84" style:parent-style-name="Standard" style:list-style-name="LFO9" style:family="paragraph">
      <style:text-properties fo:font-weight="bold" style:font-weight-asian="bold" style:font-weight-complex="bold"/>
    </style:style>
    <style:style style:name="P85" style:parent-style-name="Standard" style:list-style-name="LFO9" style:family="paragraph">
      <style:text-properties fo:font-weight="bold" style:font-weight-asian="bold" style:font-weight-complex="bold"/>
    </style:style>
    <style:style style:name="P86" style:parent-style-name="Standard" style:list-style-name="LFO9" style:family="paragraph">
      <style:text-properties fo:font-weight="bold" style:font-weight-asian="bold" style:font-weight-complex="bold"/>
    </style:style>
    <style:style style:name="P87" style:parent-style-name="Standard" style:list-style-name="LFO9" style:family="paragraph">
      <style:text-properties fo:font-weight="bold" style:font-weight-asian="bold" style:font-weight-complex="bold"/>
    </style:style>
    <style:style style:name="P88" style:parent-style-name="Standard" style:list-style-name="LFO9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list-style-name="LFO3" style:family="paragraph">
      <style:text-properties fo:font-weight="bold" style:font-weight-asian="bold" style:font-weight-complex="bold"/>
    </style:style>
    <style:style style:name="P9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3" style:parent-style-name="Standard" style:list-style-name="LFO10" style:family="paragraph">
      <style:text-properties fo:font-weight="bold" style:font-weight-asian="bold" style:font-weight-complex="bold"/>
    </style:style>
    <style:style style:name="P9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6" style:parent-style-name="Standard" style:list-style-name="LFO11" style:family="paragraph">
      <style:text-properties fo:font-weight="bold" style:font-weight-asian="bold" style:font-weight-complex="bold"/>
    </style:style>
    <style:style style:name="P9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8" style:parent-style-name="Standard" style:list-style-name="LFO10" style:family="paragraph">
      <style:text-properties fo:font-weight="bold" style:font-weight-asian="bold" style:font-weight-complex="bold"/>
    </style:style>
    <style:style style:name="P99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1" style:parent-style-name="Standard" style:list-style-name="LFO11" style:family="paragraph">
      <style:text-properties fo:font-weight="bold" style:font-weight-asian="bold" style:font-weight-complex="bold"/>
    </style:style>
    <style:style style:name="P102" style:parent-style-name="Standard" style:list-style-name="LFO11" style:family="paragraph">
      <style:text-properties fo:font-weight="bold" style:font-weight-asian="bold" style:font-weight-complex="bold"/>
    </style:style>
    <style:style style:name="P103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104" style:parent-style-name="Standard" style:list-style-name="LFO10" style:family="paragraph">
      <style:text-properties fo:font-weight="bold" style:font-weight-asian="bold" style:font-weight-complex="bold"/>
    </style:style>
    <style:style style:name="P10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6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7" style:parent-style-name="Standard" style:list-style-name="LFO12" style:family="paragraph">
      <style:text-properties fo:font-weight="bold" style:font-weight-asian="bold" style:font-weight-complex="bold"/>
    </style:style>
    <style:style style:name="P10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09" style:parent-style-name="Standard" style:list-style-name="LFO10" style:family="paragraph">
      <style:text-properties fo:font-weight="bold" style:font-weight-asian="bold" style:font-weight-complex="bold"/>
    </style:style>
    <style:style style:name="P11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2" style:parent-style-name="Standard" style:list-style-name="LFO12" style:family="paragraph">
      <style:text-properties fo:font-weight="bold" style:font-weight-asian="bold" style:font-weight-complex="bold"/>
    </style:style>
    <style:style style:name="P113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4" style:parent-style-name="Standard" style:list-style-name="LFO10" style:family="paragraph">
      <style:text-properties fo:font-weight="bold" style:font-weight-asian="bold" style:font-weight-complex="bold"/>
    </style:style>
    <style:style style:name="P11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6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7" style:parent-style-name="Standard" style:list-style-name="LFO12" style:family="paragraph">
      <style:text-properties fo:font-weight="bold" style:font-weight-asian="bold" style:font-weight-complex="bold"/>
    </style:style>
    <style:style style:name="P118" style:parent-style-name="Standard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119" style:parent-style-name="Standard" style:list-style-name="LFO12" style:family="paragraph"/>
    <style:style style:name="T12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Name: <text:s/>Aarya Tiwari</text:p>
      <text:p text:style-name="P2"><text:tab/></text:p>
      <text:p text:style-name="P3">Roll No. <text:s/>: 16010421119</text:p>
      <text:p text:style-name="P4"/>
      <text:p text:style-name="P5">Exp No. <text:s/>: 1</text:p>
      <text:p text:style-name="P6"/>
      <text:p text:style-name="P7">Batch: <text:s/>: B2</text:p>
      <text:p text:style-name="P8"/>
      <text:p text:style-name="P9">Date: 25th July 2023</text:p>
      <text:p text:style-name="Standard"/>
      <text:p text:style-name="P10">Linux Commands</text:p>
      <text:p text:style-name="P11"/>
      <text:p text:style-name="P12">1. Basic Commands - (mkdir , cd , gedit , ls , cat , pwd)</text:p>
      <text:p text:style-name="Standard"/>
      <text:p text:style-name="P13">mkdir - Make directory</text:p>
      <text:p text:style-name="P14">cd - Change Directory</text:p>
      <text:p text:style-name="P15">gedit - Graphical Editor</text:p>
      <text:p text:style-name="P16">ls - Listing</text:p>
      <text:p text:style-name="P17">pwd – Present Working Directory</text:p>
      <text:p text:style-name="Standard"/>
      <text:p text:style-name="P18">cp – Copy file into another file</text:p>
      <text:p text:style-name="Standard">root@ubuntu:/home/os_it_b317/aarya# cp aarya2.txt aarya3.txt</text:p>
      <text:p text:style-name="Standard">root@ubuntu:/home/os_it_b317/aarya# ls</text:p>
      <text:p text:style-name="Standard">16010421119_OS_EXP1_INLAB.txt <text:s/>aarya2.txt <text:s/>aarya3.txt <text:s/>aarya.txt</text:p>
      <text:p text:style-name="Standard"/>
      <text:p text:style-name="Standard">root@ubuntu:/home# os_it_b317</text:p>
      <text:p text:style-name="Standard">root@ubuntu:/home# cd os_it_b317</text:p>
      <text:p text:style-name="Standard">root@ubuntu:/home/os_it_b317# ls</text:p>
      <text:p text:style-name="Standard">A <text:s/>aarya <text:s/>D <text:s/>Desktop <text:s/>Documents <text:s/>Downloads <text:s/>Music <text:s/>os <text:s/>Pictures <text:s/>Public <text:s/>rd <text:s/>Templates <text:s/>ty.txt <text:s/>Videos</text:p>
      <text:p text:style-name="Standard"/>
      <text:p text:style-name="Standard">root@ubuntu:/home# mkdir aarya2</text:p>
      <text:p text:style-name="Standard">root@ubuntu:/home# gedit aarya2.txt</text:p>
      <text:p text:style-name="Standard"/>
      <text:p text:style-name="Standard">root@ubuntu:/home/os_it_b317/aarya# cat aarya2.txt</text:p>
      <text:p text:style-name="Standard">cd - Change Directory</text:p>
      <text:p text:style-name="Standard">gedit - Graphical Editor</text:p>
      <text:p text:style-name="Standard">ls - Listing</text:p>
      <text:p text:style-name="Standard"/>
      <text:p text:style-name="Standard">root@ubuntu:/home/os_it_b317/aarya# pwd</text:p>
      <text:p text:style-name="Standard">/home/os_it_b317/aarya</text:p>
      <text:p text:style-name="Standard"/>
      <text:p text:style-name="P19">2. Access Rights and Permissions Commands (Read , Write , Execute)</text:p>
      <text:p text:style-name="P20"/>
      <text:p text:style-name="P21">a. Viewing Access Rights - (using ls -l)</text:p>
      <text:p text:style-name="P22"/>
      <text:p text:style-name="P23">ls -l - Long Listing Format</text:p>
      <text:p text:style-name="Standard"/>
      <text:p text:style-name="Standard">root@ubuntu:/home/os_it_b317# ls -l aarya</text:p>
      <text:p text:style-name="Standard">total 4</text:p>
      <text:soft-page-break/>
      <text:p text:style-name="Standard">-rw-r--r-- 1 root root 41 Jul 25 02:12 aarya.txt</text:p>
      <text:p text:style-name="Standard"/>
      <text:p text:style-name="Standard"/>
      <text:p text:style-name="Standard"/>
      <text:p text:style-name="P24">b. Changing Mode - (using chmod)</text:p>
      <text:p text:style-name="P25"/>
      <text:p text:style-name="P26">chmod - Change Mode</text:p>
      <text:p text:style-name="Standard"/>
      <text:p text:style-name="P27">--- Using Absolute Mode - (Numeric Mode)</text:p>
      <text:p text:style-name="Standard"/>
      <text:p text:style-name="Standard">root@ubuntu:/home/os_it_b317/aarya# chmod 0777 aarya.txt</text:p>
      <text:p text:style-name="Standard">root@ubuntu:/home/os_it_b317/aarya# ls -l aarya.txt</text:p>
      <text:p text:style-name="Standard">-rwxrwxrwx 1 root root 41 Jul 25 02:12 aarya.txt</text:p>
      <text:p text:style-name="Standard">root@ubuntu:/home/os_it_b317/aarya# chmod 0555 aarya.txt</text:p>
      <text:p text:style-name="Standard">root@ubuntu:/home/os_it_b317/aarya# ls -l aarya.txt</text:p>
      <text:p text:style-name="Standard"/>
      <text:p text:style-name="P28">--- Using Symbolic Mode</text:p>
      <text:p text:style-name="P29"/>
      <text:p text:style-name="P30">u - User</text:p>
      <text:p text:style-name="P31">g - Group</text:p>
      <text:p text:style-name="P32">o - Other</text:p>
      <text:p text:style-name="Standard"/>
      <text:p text:style-name="Standard">root@ubuntu:/home/os_it_b317/aarya# ls -l aarya2.txt</text:p>
      <text:p text:style-name="Standard">-rw-r-xr-- 1 root root 959 Jul 25 02:51 aarya2.txt</text:p>
      <text:p text:style-name="Standard"/>
      <text:p text:style-name="Standard">root@ubuntu:/home/os_it_b317/aarya# chmod o=rwx aarya.txt</text:p>
      <text:p text:style-name="Standard">root@ubuntu:/home/os_it_b317/aarya# ls -l</text:p>
      <text:p text:style-name="Standard">total 12</text:p>
      <text:p text:style-name="Standard">-rw-r--r-- 1 root root 580 Jul 25 02:44 16010421119_OS_EXP1_INLAB.txt</text:p>
      <text:p text:style-name="Standard">-rw-r--r-- 1 root root 959 Jul 25 02:51 aarya2.txt</text:p>
      <text:p text:style-name="Standard">-r-xr-xrwx 1 root root <text:s/>41 Jul 25 02:12 aarya.txt</text:p>
      <text:p text:style-name="Standard">root@ubuntu:/home/os_it_b317/aarya# ls -l aarya.txtr</text:p>
      <text:p text:style-name="Standard">ls: cannot access 'aarya.txtr': No such file or directory</text:p>
      <text:p text:style-name="Standard">root@ubuntu:/home/os_it_b317/aarya# ls -l aarya.txt</text:p>
      <text:p text:style-name="Standard">-r-xr-xrwx 1 root root 41 Jul 25 02:12 aarya.txt</text:p>
      <text:p text:style-name="Standard">root@ubuntu:/home/os_it_b317/aarya# chmod g=rx aarya2.txt</text:p>
      <text:p text:style-name="Standard">root@ubuntu:/home/os_it_b317/aarya# ls -l aarya2.txt</text:p>
      <text:p text:style-name="Standard">-rw-r-xr-- 1 root root 959 Jul 25 02:51 aarya2.txt</text:p>
      <text:p text:style-name="Standard"/>
      <text:p text:style-name="Standard">root@ubuntu:/home/os_it_b317/aarya# chmod o-r aarya2.txt</text:p>
      <text:p text:style-name="Standard">root@ubuntu:/home/os_it_b317/aarya# ls -l aarya2.txt</text:p>
      <text:p text:style-name="Standard">-rw-r-x--- 1 root root 959 Jul 25 02:51 aarya2.txt</text:p>
      <text:p text:style-name="Standard"/>
      <text:p text:style-name="P33">Date, Calendar and Calculator Commands</text:p>
      <text:p text:style-name="P34"/>
      <text:p text:style-name="Standard">root@ubuntu:/home/os_it_b317/aarya# date</text:p>
      <text:p text:style-name="Standard">Tue 25 Jul 2023 03:13:06 AM EDT</text:p>
      <text:p text:style-name="Standard"/>
      <text:p text:style-name="Standard">root@ubuntu:/home/os_it_b317/aarya# cal</text:p>
      <text:soft-page-break/>
      <text:p text:style-name="Standard"><text:s text:c="5"/>July 2023 <text:s text:c="7"/></text:p>
      <text:p text:style-name="Standard">Su Mo Tu We Th Fr Sa <text:s/></text:p>
      <text:p text:style-name="Standard"><text:s text:c="19"/>1 <text:s/></text:p>
      <text:p text:style-name="Standard"><text:s/>2 <text:s/>3 <text:s/>4 <text:s/>5 <text:s/>6 <text:s/>7 <text:s/>8 <text:s/></text:p>
      <text:p text:style-name="Standard"><text:s/>9 10 11 12 13 14 15 <text:s/></text:p>
      <text:p text:style-name="Standard">16 17 18 19 20 21 22 <text:s/></text:p>
      <text:p text:style-name="Standard">23 24 25 26 27 28 29 <text:s/></text:p>
      <text:p text:style-name="Standard">30 31</text:p>
      <text:p text:style-name="Standard"/>
      <text:p text:style-name="Standard">root@ubuntu:/home/os_it_b317/aarya# bc</text:p>
      <text:p text:style-name="Standard">bc 1.07.1</text:p>
      <text:p text:style-name="Standard">Copyright 1991-1994, 1997, 1998, 2000, 2004, 2006, 2008, 2012-2017 Free Software Foundation, Inc.</text:p>
      <text:p text:style-name="Standard">This is free software with ABSOLUTELY NO WARRANTY.</text:p>
      <text:p text:style-name="Standard">For details type `warranty'.</text:p>
      <text:p text:style-name="Standard">1+4</text:p>
      <text:p text:style-name="Standard">5</text:p>
      <text:p text:style-name="Standard">23 + 56</text:p>
      <text:p text:style-name="Standard">79</text:p>
      <text:p text:style-name="Standard"/>
      <text:p text:style-name="P35">Activities</text:p>
      <text:p text:style-name="Standard"/>
      <text:list text:style-name="LFO3" text:continue-numbering="true">
        <text:list-item>
          <text:p text:style-name="P36">Students have to explore different types of operating systems and differentiate them on the basis of pros and cons.</text:p>
        </text:list-item>
      </text:list>
      <text:p text:style-name="P37"/>
      <text:p text:style-name="P38">Ans:<text:s/></text:p>
      <text:list text:style-name="LFO4" text:continue-numbering="true">
        <text:list-item>
          <text:p text:style-name="P39">Real-Time Operating System (RTOS):</text:p>
        </text:list-item>
      </text:list>
      <text:p text:style-name="P40"/>
      <text:list text:style-name="LFO5" text:continue-numbering="true">
        <text:list-item>
          <text:p text:style-name="P41">Pros:</text:p>
          <text:list text:continue-numbering="true">
            <text:list-item>
              <text:p text:style-name="P42">Provides precise and predictable timing and response, critical for time-sensitive applications.</text:p>
            </text:list-item>
            <text:list-item>
              <text:p text:style-name="P43">Optimized for embedded systems and control systems.</text:p>
            </text:list-item>
            <text:list-item>
              <text:p text:style-name="P44">Low latency and high reliability.</text:p>
            </text:list-item>
          </text:list>
        </text:list-item>
        <text:list-item>
          <text:p text:style-name="P45">Cons:</text:p>
          <text:list text:continue-numbering="true">
            <text:list-item>
              <text:p text:style-name="P46">Limited multitasking capabilities.</text:p>
            </text:list-item>
            <text:list-item>
              <text:p text:style-name="P47">Not suitable for general-purpose computing tasks.</text:p>
            </text:list-item>
          </text:list>
        </text:list-item>
      </text:list>
      <text:list text:style-name="LFO4" text:continue-numbering="true">
        <text:list-item>
          <text:p text:style-name="P48">Single-User, Single-Tasking Operating System:</text:p>
        </text:list-item>
      </text:list>
      <text:p text:style-name="P49"/>
      <text:list text:style-name="LFO6" text:continue-numbering="true">
        <text:list-item>
          <text:p text:style-name="P50">Pros:</text:p>
          <text:list text:continue-numbering="true">
            <text:list-item>
              <text:p text:style-name="P51">Simple and easy to use.</text:p>
            </text:list-item>
            <text:list-item>
              <text:p text:style-name="P52">Minimal resource requirements.</text:p>
            </text:list-item>
            <text:list-item>
              <text:p text:style-name="P53">Typically found in small embedded systems.</text:p>
            </text:list-item>
          </text:list>
        </text:list-item>
        <text:list-item>
          <text:p text:style-name="P54">Cons:</text:p>
          <text:list text:continue-numbering="true">
            <text:list-item>
              <text:p text:style-name="P55">Limited functionality, as it can handle only one task at a time.</text:p>
            </text:list-item>
            <text:list-item>
              <text:p text:style-name="P56">Not suitable for multitasking or multi-user environments.</text:p>
            </text:list-item>
          </text:list>
        </text:list-item>
      </text:list>
      <text:p text:style-name="P57"/>
      <text:p text:style-name="P58"/>
      <text:p text:style-name="P59"/>
      <text:p text:style-name="P60"/>
      <text:soft-page-break/>
      <text:list text:style-name="LFO4" text:continue-numbering="true">
        <text:list-item>
          <text:p text:style-name="P61">Single-User, Multi-Tasking Operating System:</text:p>
        </text:list-item>
      </text:list>
      <text:p text:style-name="P62"/>
      <text:list text:style-name="LFO7" text:continue-numbering="true">
        <text:list-item>
          <text:p text:style-name="P63">Pros:</text:p>
          <text:list text:continue-numbering="true">
            <text:list-item>
              <text:p text:style-name="P64">Allows a single user to run multiple applications simultaneously.</text:p>
            </text:list-item>
            <text:list-item>
              <text:p text:style-name="P65">Better resource management and utilization.</text:p>
            </text:list-item>
            <text:list-item>
              <text:p text:style-name="P66">Commonly used in personal computers.</text:p>
            </text:list-item>
          </text:list>
        </text:list-item>
        <text:list-item>
          <text:p text:style-name="P67">Cons:</text:p>
          <text:list text:continue-numbering="true">
            <text:list-item>
              <text:p text:style-name="P68">Performance may suffer if too many resource-intensive applications are running simultaneously.</text:p>
            </text:list-item>
          </text:list>
        </text:list-item>
      </text:list>
      <text:p text:style-name="P69"/>
      <text:list text:style-name="LFO4" text:continue-numbering="true">
        <text:list-item>
          <text:p text:style-name="P70">Multi-User Operating System:</text:p>
        </text:list-item>
      </text:list>
      <text:p text:style-name="P71"/>
      <text:list text:style-name="LFO8" text:continue-numbering="true">
        <text:list-item>
          <text:p text:style-name="P72">Pros:</text:p>
          <text:list text:continue-numbering="true">
            <text:list-item>
              <text:p text:style-name="P73">Supports multiple users simultaneously.</text:p>
            </text:list-item>
            <text:list-item>
              <text:p text:style-name="P74">Ideal for server environments and time-sharing systems.</text:p>
            </text:list-item>
            <text:list-item>
              <text:p text:style-name="P75">Improved resource allocation and utilization.</text:p>
            </text:list-item>
          </text:list>
        </text:list-item>
        <text:list-item>
          <text:p text:style-name="P76">Cons:</text:p>
          <text:list text:continue-numbering="true">
            <text:list-item>
              <text:p text:style-name="P77">Complex management and security mechanisms are required.</text:p>
            </text:list-item>
            <text:list-item>
              <text:p text:style-name="P78">User interactions may interfere with each other.</text:p>
            </text:list-item>
          </text:list>
        </text:list-item>
      </text:list>
      <text:p text:style-name="P79"/>
      <text:list text:style-name="LFO4" text:continue-numbering="true">
        <text:list-item>
          <text:p text:style-name="P80">Distributed Operating System:</text:p>
        </text:list-item>
      </text:list>
      <text:p text:style-name="P81"/>
      <text:list text:style-name="LFO9" text:continue-numbering="true">
        <text:list-item>
          <text:p text:style-name="P82">Pros:</text:p>
          <text:list text:continue-numbering="true">
            <text:list-item>
              <text:p text:style-name="P83">Runs on multiple machines, connected via a network, and provides a unified computing environment.</text:p>
            </text:list-item>
            <text:list-item>
              <text:p text:style-name="P84">Offers better fault tolerance and scalability.</text:p>
            </text:list-item>
            <text:list-item>
              <text:p text:style-name="P85">Suitable for large-scale, high-performance computing.</text:p>
            </text:list-item>
          </text:list>
        </text:list-item>
        <text:list-item>
          <text:p text:style-name="P86">Cons:</text:p>
          <text:list text:continue-numbering="true">
            <text:list-item>
              <text:p text:style-name="P87">Complex design and implementation.</text:p>
            </text:list-item>
            <text:list-item>
              <text:p text:style-name="P88">Requires efficient communication protocols for inter-process communication.</text:p>
            </text:list-item>
          </text:list>
        </text:list-item>
      </text:list>
      <text:p text:style-name="P89"/>
      <text:p text:style-name="P90"/>
      <text:list text:style-name="LFO3" text:continue-numbering="true">
        <text:list-item>
          <text:p text:style-name="P91"><text:s/>Take any 5 domains like gaming, finance, banking etc and suggest which OS will be best suitable for<text:s/>these domains.</text:p>
        </text:list-item>
      </text:list>
      <text:p text:style-name="P92"/>
      <text:list text:style-name="LFO10" text:continue-numbering="true">
        <text:list-item>
          <text:p text:style-name="P93">Gaming:</text:p>
        </text:list-item>
      </text:list>
      <text:p text:style-name="P94">For gaming, the best-suited operating systems are:</text:p>
      <text:p text:style-name="P95"/>
      <text:list text:style-name="LFO11" text:continue-numbering="true">
        <text:list-item>
          <text:p text:style-name="P96">Windows: Windows is the most popular gaming platform, with the widest selection of games and gaming peripherals. It offers excellent DirectX support, making it the go-to choice for PC gamers. Additionally, many game developers prioritize Windows compatibility.</text:p>
        </text:list-item>
      </text:list>
      <text:p text:style-name="P97"/>
      <text:list text:style-name="LFO10" text:continue-numbering="true">
        <text:list-item>
          <text:p text:style-name="P98">Finance:</text:p>
        </text:list-item>
      </text:list>
      <text:p text:style-name="P99">For finance-related tasks, the following operating systems are recommended:</text:p>
      <text:p text:style-name="P100"/>
      <text:list text:style-name="LFO11" text:continue-numbering="true">
        <text:list-item>
          <text:p text:style-name="P101">Windows: Windows is widely used in the finance industry due to its compatibility with various financial software and tools.</text:p>
        </text:list-item>
        <text:list-item>
          <text:p text:style-name="P102">Linux: Some financial institutions prefer Linux for their servers and backend systems due to its stability, security, and lower licensing costs.</text:p>
        </text:list-item>
      </text:list>
      <text:p text:style-name="P103"/>
      <text:list text:style-name="LFO10" text:continue-numbering="true">
        <text:list-item>
          <text:p text:style-name="P104">Banking:</text:p>
        </text:list-item>
      </text:list>
      <text:p text:style-name="P105">For banking purposes, the most suitable operating systems are:</text:p>
      <text:p text:style-name="P106"/>
      <text:list text:style-name="LFO12" text:continue-numbering="true">
        <text:list-item>
          <text:p text:style-name="P107">Mainframe Operating Systems: Many banks and financial institutions use mainframe systems running specialized operating systems like IBM z/OS or z/VM. These are highly reliable and secure platforms, capable of handling large-scale transaction processing.</text:p>
        </text:list-item>
      </text:list>
      <text:p text:style-name="P108"/>
      <text:list text:style-name="LFO10" text:continue-numbering="true">
        <text:list-item>
          <text:p text:style-name="P109">Creative/Media Production:</text:p>
        </text:list-item>
      </text:list>
      <text:p text:style-name="P110">For creative and media production tasks, the recommended operating systems are:</text:p>
      <text:p text:style-name="P111"/>
      <text:list text:style-name="LFO12" text:continue-numbering="true">
        <text:list-item>
          <text:p text:style-name="P112">macOS: macOS is popular among creative professionals, including graphic designers, video editors, and musicians, due to its seamless integration with Apple's creative software and hardware.</text:p>
        </text:list-item>
      </text:list>
      <text:p text:style-name="P113"/>
      <text:list text:style-name="LFO10" text:continue-numbering="true">
        <text:list-item>
          <text:p text:style-name="P114">Scientific Research:</text:p>
        </text:list-item>
      </text:list>
      <text:p text:style-name="P115">For scientific research, the following operating systems are often used:</text:p>
      <text:p text:style-name="P116"/>
      <text:list text:style-name="LFO12" text:continue-numbering="true">
        <text:list-item>
          <text:p text:style-name="P117">Linux: Linux is a preferred choice in scientific research due to its customization, stability, and availability of open-source scientific tools and software.</text:p>
        </text:list-item>
      </text:list>
      <text:p text:style-name="P118"/>
      <text:list text:style-name="LFO12" text:continue-numbering="true">
        <text:list-item>
          <text:p text:style-name="P119"><text:span text:style-name="T120">High-Performance Computing (HPC) Clusters: Some scientific research institutions utilize specialized operating systems for managing HPC clusters, like CentOS or Red Hat Enterprise Linux (RHEL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arya Marve</dc:creator>
    <meta:creation-date>2023-07-25T03:08:00Z</meta:creation-date>
    <dc:date>2023-07-25T18:46:00Z</dc:date>
    <meta:template xlink:href="Normal" xlink:type="simple"/>
    <meta:editing-cycles>18</meta:editing-cycles>
    <meta:editing-duration>PT1440S</meta:editing-duration>
    <meta:document-statistic meta:page-count="5" meta:paragraph-count="13" meta:word-count="990" meta:character-count="6620" meta:row-count="47" meta:non-whitespace-character-count="5643"/>
  </office:meta>
</office:document-meta>
</file>